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table:number-columns-repeated="2"/>
          <table:table-cell table:style-name="ce1"/>
          <table:table-cell table:style-name="ce1" office:value-type="string">
            <text:p>Melilla</text:p>
          </table:table-cell>
          <table:table-cell table:style-name="ce1" office:value-type="string">
            <text:p>España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1997">
            <text:p>1997</text:p>
          </table:table-cell>
          <table:table-cell table:style-name="ce1" office:value-type="float" office:value="10900.2">
            <text:p>10900,2</text:p>
          </table:table-cell>
          <table:table-cell table:style-name="ce1" office:value-type="float" office:value="13052.4">
            <text:p>13052,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1998">
            <text:p>1998</text:p>
          </table:table-cell>
          <table:table-cell table:style-name="ce1" office:value-type="float" office:value="11436.4">
            <text:p>11436,4</text:p>
          </table:table-cell>
          <table:table-cell table:style-name="ce1" office:value-type="float" office:value="13917.2">
            <text:p>13917,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1999">
            <text:p>1999</text:p>
          </table:table-cell>
          <table:table-cell table:style-name="ce1" office:value-type="float" office:value="12074.9">
            <text:p>12074,9</text:p>
          </table:table-cell>
          <table:table-cell table:style-name="ce1" office:value-type="float" office:value="14973.2">
            <text:p>14973,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000">
            <text:p>2000</text:p>
          </table:table-cell>
          <table:table-cell table:style-name="ce1" office:value-type="float" office:value="12533.3">
            <text:p>12533,3</text:p>
          </table:table-cell>
          <table:table-cell table:style-name="ce1" office:value-type="float" office:value="16196.3">
            <text:p>16196,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2001">
            <text:p>2001</text:p>
          </table:table-cell>
          <table:table-cell table:style-name="ce1" office:value-type="float" office:value="12950.9">
            <text:p>12950,9</text:p>
          </table:table-cell>
          <table:table-cell table:style-name="ce1" office:value-type="float" office:value="17239.6">
            <text:p>17239,6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>
            <draw:frame table:end-cell-address="Hoja1.G28" table:end-x="1.619cm" table:end-y="0.321cm" draw:z-index="0" draw:style-name="gr1" svg:width="14.971cm" svg:height="8.395cm" svg:x="0.195cm" svg:y="0.054cm">
              <draw:object draw:notify-on-update-of-ranges="Hoja1.C1:Hoja1.E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10">
          <table:table-cell table:number-columns-repeated="10"/>
        </table:table-row>
        <table:table-row table:style-name="ro1">
          <table:table-cell table:number-columns-repeated="9"/>
          <table:table-cell table:style-name="ce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T1" style:family="text">
      <style:text-properties fo:font-weight="bold"/>
    </style:style>
  </office:automatic-styles>
  <office:master-styles>
    <style:master-page style:name="Default" style:page-layout-name="pm1">
      <style:header>
        <text:p><text:span text:style-name="T1">Tabla 5. Evolución PIB Melilla-España (euros)</text:span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24">24/10/2007</text:date>, <text:time>12:47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10-24T10:03:55</meta:creation-date>
    <dc:creator>José Luis</dc:creator>
    <dc:date>2007-10-24T12:47:01</dc:date>
    <dc:language>es-ES</dc:language>
    <meta:editing-cycles>4</meta:editing-cycles>
    <meta:editing-duration>PT2H43M6S</meta:editing-duration>
    <meta:user-defined meta:name="Info 1"/>
    <meta:user-defined meta:name="Info 2"/>
    <meta:user-defined meta:name="Info 3"/>
    <meta:user-defined meta:name="Info 4"/>
    <meta:document-statistic meta:table-count="1" meta:cell-count="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5.5pt" style:font-family-asian="'Lucida Sans Unicode'" style:font-family-generic-asian="system" style:font-pitch-asian="variable" style:font-size-asian="15.5pt" style:font-family-complex="Tahoma" style:font-family-generic-complex="system" style:font-pitch-complex="variable" style:font-size-complex="15.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1pt" style:font-family-asian="'Lucida Sans Unicode'" style:font-family-generic-asian="system" style:font-pitch-asian="variable" style:font-size-asian="7.09999990463257pt" style:font-family-complex="Tahoma" style:font-family-generic-complex="system" style:font-pitch-complex="variable" style:font-size-complex="7.0999999046325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30000019073486pt" style:font-family-asian="'Lucida Sans Unicode'" style:font-family-generic-asian="system" style:font-pitch-asian="variable" style:font-size-asian="8.30000019073486pt" style:font-family-complex="Tahoma" style:font-family-generic-complex="system" style:font-pitch-complex="variable" style:font-size-complex="8.30000019073486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10.6999998092651pt" style:font-family-asian="'Lucida Sans Unicode'" style:font-family-generic-asian="system" style:font-pitch-asian="variable" style:font-size-asian="10.6999998092651pt" style:font-family-complex="Tahoma" style:font-family-generic-complex="system" style:font-pitch-complex="variable" style:font-size-complex="10.6999998092651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30000019073486pt" style:font-family-asian="'Lucida Sans Unicode'" style:font-family-generic-asian="system" style:font-pitch-asian="variable" style:font-size-asian="8.30000019073486pt" style:font-family-complex="Tahoma" style:font-family-generic-complex="system" style:font-pitch-complex="variable" style:font-size-complex="8.30000019073486pt"/>
    </style:style>
    <style:style style:name="ch8" style:family="chart">
      <style:graphic-properties svg:stroke-color="#9999ff" draw:fill-color="#9999ff"/>
      <style:text-properties fo:font-family="Arial" style:font-family-generic="swiss" style:font-pitch="variable" fo:font-size="7.09999990463257pt" style:font-family-asian="'Lucida Sans Unicode'" style:font-family-generic-asian="system" style:font-pitch-asian="variable" style:font-size-asian="7.09999990463257pt" style:font-family-complex="Tahoma" style:font-family-generic-complex="system" style:font-pitch-complex="variable" style:font-size-complex="7.09999990463257pt"/>
    </style:style>
    <style:style style:name="ch9" style:family="chart">
      <style:graphic-properties svg:stroke-color="#993366" draw:fill-color="#993366"/>
      <style:text-properties fo:font-family="Arial" style:font-family-generic="swiss" style:font-pitch="variable" fo:font-size="7.09999990463257pt" style:font-family-asian="'Lucida Sans Unicode'" style:font-family-generic-asian="system" style:font-pitch-asian="variable" style:font-size-asian="7.09999990463257pt" style:font-family-complex="Tahoma" style:font-family-generic-complex="system" style:font-pitch-complex="variable" style:font-size-complex="7.09999990463257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4.972cm" svg:height="8.396cm" chart:class="chart:line" chart:style-name="ch1">
        <chart:title svg:x="2.961cm" svg:y="0.166cm" chart:style-name="ch2">
          <text:p>Evolución PIB Melilla-España (euros)</text:p>
        </chart:title>
        <chart:legend chart:legend-position="end" svg:x="12.576cm" svg:y="3.795cm" chart:style-name="ch3"/>
        <chart:plot-area chart:style-name="ch4" table:cell-range-address="Hoja1.$C$1:.$E$6" chart:data-source-has-labels="both" chart:table-number-list="0" svg:x="0.299cm" svg:y="1.111cm" svg:width="11.732cm" svg:height="7.115cm">
          <chart:axis chart:dimension="x" chart:name="primary-x" chart:style-name="ch5">
            <chart:title svg:x="6.702cm" svg:y="7.799cm" chart:style-name="ch6">
              <text:p>Año</text:p>
            </chart:title>
            <chart:categories table:cell-range-address="local-table.A2:.A6"/>
          </chart:axis>
          <chart:axis chart:dimension="y" chart:name="primary-y" chart:style-name="ch7">
            <chart:title svg:x="0.299cm" svg:y="4.371cm" chart:style-name="ch6">
              <text:p>PIB</text:p>
            </chart:title>
            <chart:grid chart:class="major"/>
          </chart:axis>
          <chart:series chart:style-name="ch8">
            <chart:data-point chart:repeated="5"/>
          </chart:series>
          <chart:series chart:style-name="ch9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lilla</text:p>
              </table:table-cell>
              <table:table-cell office:value-type="string">
                <text:p>España</text:p>
              </table:table-cell>
            </table:table-row>
          </table:table-header-rows>
          <table:table-rows>
            <table:table-row>
              <table:table-cell office:value-type="string">
                <text:p>1997</text:p>
              </table:table-cell>
              <table:table-cell office:value-type="float" office:value="10900.2">
                <text:p>10900.2</text:p>
              </table:table-cell>
              <table:table-cell office:value-type="float" office:value="13052.4">
                <text:p>13052.4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1436.4">
                <text:p>11436.4</text:p>
              </table:table-cell>
              <table:table-cell office:value-type="float" office:value="13917.2">
                <text:p>13917.2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2074.9">
                <text:p>12074.9</text:p>
              </table:table-cell>
              <table:table-cell office:value-type="float" office:value="14973.2">
                <text:p>14973.2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2533.3">
                <text:p>12533.3</text:p>
              </table:table-cell>
              <table:table-cell office:value-type="float" office:value="16196.3">
                <text:p>16196.3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2950.9">
                <text:p>12950.9</text:p>
              </table:table-cell>
              <table:table-cell office:value-type="float" office:value="17239.6">
                <text:p>17239.6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